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4eae3e" officeooo:paragraph-rsid="0014b26a"/>
    </style:style>
    <style:style style:name="P2" style:family="paragraph" style:parent-style-name="Standard">
      <style:text-properties officeooo:rsid="001d111d" officeooo:paragraph-rsid="0014b26a"/>
    </style:style>
    <style:style style:name="P3" style:family="paragraph" style:parent-style-name="Standard">
      <style:text-properties officeooo:rsid="002899a6" officeooo:paragraph-rsid="0014b26a"/>
    </style:style>
    <style:style style:name="P4" style:family="paragraph" style:parent-style-name="Standard">
      <style:text-properties officeooo:rsid="0016d9f5" officeooo:paragraph-rsid="0014b26a"/>
    </style:style>
    <style:style style:name="P5" style:family="paragraph" style:parent-style-name="Standard">
      <style:text-properties officeooo:rsid="0018bf38" officeooo:paragraph-rsid="0014b26a"/>
    </style:style>
    <style:style style:name="P6" style:family="paragraph" style:parent-style-name="Standard">
      <style:text-properties officeooo:rsid="0019dc27" officeooo:paragraph-rsid="0014b26a"/>
    </style:style>
    <style:style style:name="P7" style:family="paragraph" style:parent-style-name="Standard">
      <style:text-properties officeooo:rsid="001d6490" officeooo:paragraph-rsid="0014b26a"/>
    </style:style>
    <style:style style:name="P8" style:family="paragraph" style:parent-style-name="Standard">
      <style:text-properties officeooo:rsid="001da1a2" officeooo:paragraph-rsid="0014b26a"/>
    </style:style>
    <style:style style:name="P9" style:family="paragraph" style:parent-style-name="Standard">
      <style:text-properties officeooo:rsid="001db669" officeooo:paragraph-rsid="0014b26a"/>
    </style:style>
    <style:style style:name="P10" style:family="paragraph" style:parent-style-name="Standard">
      <style:text-properties officeooo:rsid="001f84d2" officeooo:paragraph-rsid="0014b26a"/>
    </style:style>
    <style:style style:name="P11" style:family="paragraph" style:parent-style-name="Standard">
      <style:text-properties officeooo:rsid="00216ec5" officeooo:paragraph-rsid="0014b26a"/>
    </style:style>
    <style:style style:name="P12" style:family="paragraph" style:parent-style-name="Standard">
      <style:text-properties officeooo:rsid="0022c5f4" officeooo:paragraph-rsid="0014b26a"/>
    </style:style>
    <style:style style:name="P13" style:family="paragraph" style:parent-style-name="Standard">
      <style:text-properties officeooo:rsid="00246690" officeooo:paragraph-rsid="0014b26a"/>
    </style:style>
    <style:style style:name="P14" style:family="paragraph" style:parent-style-name="Heading_20_2">
      <style:paragraph-properties fo:text-align="center" style:justify-single-word="false"/>
      <style:text-properties officeooo:rsid="001d111d" officeooo:paragraph-rsid="0014b26a"/>
    </style:style>
    <style:style style:name="T1" style:family="text">
      <style:text-properties officeooo:rsid="00ccad0d"/>
    </style:style>
    <style:style style:name="T2" style:family="text">
      <style:text-properties officeooo:rsid="02dad3ef"/>
    </style:style>
    <style:style style:name="T3" style:family="text">
      <style:text-properties officeooo:rsid="00e5cd68"/>
    </style:style>
    <style:style style:name="T4" style:family="text">
      <style:text-properties officeooo:rsid="0031b92f"/>
    </style:style>
    <style:style style:name="T5" style:family="text">
      <style:text-properties officeooo:rsid="02dc6567"/>
    </style:style>
    <style:style style:name="T6" style:family="text">
      <style:text-properties officeooo:rsid="001b58c8"/>
    </style:style>
    <style:style style:name="T7" style:family="text">
      <style:text-properties officeooo:rsid="0018bf38"/>
    </style:style>
    <style:style style:name="T8" style:family="text">
      <style:text-properties officeooo:rsid="00ce40a7"/>
    </style:style>
    <style:style style:name="T9" style:family="text">
      <style:text-properties officeooo:rsid="02dd64c6"/>
    </style:style>
    <style:style style:name="T10" style:family="text">
      <style:text-properties officeooo:rsid="00e7b335"/>
    </style:style>
    <style:style style:name="T11" style:family="text">
      <style:text-properties officeooo:rsid="00d03d03"/>
    </style:style>
    <style:style style:name="T12" style:family="text">
      <style:text-properties officeooo:rsid="02e3c381"/>
    </style:style>
    <style:style style:name="T13" style:family="text">
      <style:text-properties officeooo:rsid="0022c5f4"/>
    </style:style>
    <style:style style:name="T14" style:family="text">
      <style:text-properties officeooo:rsid="00e91d7c"/>
    </style:style>
    <style:style style:name="T15" style:family="text">
      <style:text-properties officeooo:rsid="00247e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/>
      <text:p text:style-name="P2"/>
      <text:p text:style-name="P3">Среди мальчиков новые занятия расходятся как эпидемия. Не успеешь и глазом моргнуть, а все уже увлечены подрывным делом.</text:p>
      <text:p text:style-name="P3">Изготовить мину проще простого: наливаешь в бутылку воды на три четверти, сверху впихиваешь клок травы, а на неё насыпаешь синеватые кусочки карбида. <text:span text:style-name="T1">Их полно в</text:span> железной бочк<text:span text:style-name="T2">е</text:span> на строительстве пятиэтажки по ту сторону Квартала. Солдаты-ч<text:span text:style-name="T2">ё</text:span>рнопогонники тебе и слова не скажут.</text:p>
      <text:p text:style-name="P3">Теперь бутылку надо плотно за<text:span text:style-name="T2">купори</text:span>ть выструганной из дерева пробкой, переверну<text:span text:style-name="T1">ть</text:span> горлышком вниз <text:span text:style-name="T1">и</text:span> воткнуть в какую-нибудь кучу песка или грунта.</text:p>
      <text:p text:style-name="P3">Готово.</text:p>
      <text:p text:style-name="P3">Осталось дождаться когда карбид в бутылке, <text:s/>вступив в реакцию с водой, начнёт выделять газ и создаст там такое давление, что бутылка взорвётся с громким хлопком, разбрасывая в стороны песок и свои осколки.</text:p>
      <text:p text:style-name="P3">Просто надо проявлять осторожность и не порезать пальцы, когда выстругиваешь пробку. А <text:span text:style-name="T1">когда, </text:span>сидя на земле<text:span text:style-name="T1">, </text:span>вбива<text:span text:style-name="T1">ешь</text:span> <text:span text:style-name="T1">пробку</text:span> в заряженную бутылку, <text:span text:style-name="T1">то </text:span>нельзя стискивать бутылку между ног; у меня о<text:span text:style-name="T1">д</text:span>на треснула и отскочившее горлышко глубоко распороло кожу на правой ляжке, где кончаются шорты.</text:p>
      <text:p text:style-name="P3"/>
      <text:p text:style-name="P4">Из-за чтения книг я здорово отставал от движения общественной жизни. <text:span text:style-name="T3">Например, </text:span>в <text:span text:style-name="T4">то же самое лето</text:span>, <text:s/>отложив на диване распластанную вверх корешком книгу, я вышел во двор и — изумился: его пересекали разновозрастные мальчики, волоча обрезки досок и брусков.</text:p>
      <text:p text:style-name="P4">Я подбежал расспросить: что? как?</text:p>
      <text:p text:style-name="P4">Мне сказали идти на стройку многоэтажки, где ещё одна группа собирает отходы стройматериала, которые солдат-сторож великодушно позволил утащить.</text:p>
      <text:p text:style-name="P4">Я прибежал как раз во время, чтоб ухватиться за конец длинной половой доски, которую мальчикам постарше удалось выпросить у сторожа. </text:p>
      <text:p text:style-name="P4">Он только сказал, чтоб побыстрей уносили, пока никто не видит.</text:p>
      <text:p text:style-name="P4">Мы пронесли её через двор Квартала и вниз по спуску к школе новобранцев и, не доходя до тропы <text:span text:style-name="T5">ведущей </text:span>к <text:span text:style-name="T6">детскому </text:span>садику, свернули под <text:span text:style-name="T7">крутой </text:span>откос <text:span text:style-name="T7">сдвинутой земли, что ссыпáлась сюда под ножом бульдозера, когда тот наверху разравнивал поле для катка.</text:span></text:p>
      <text:p text:style-name="P5"><text:span text:style-name="T5">Тут, у кромки леса,</text:span> стучали молотки и кипела работа.</text:p>
      <text:p text:style-name="P5">Старшие мальчики пилили доски и прибивали их к врытым в землю столбам и получались стены сарая, у которого не было окон, но дверь уже висела и даже был потолок из досок.</text:p>
      <text:p text:style-name="P5">Внутри <text:s/>царил полумрак и стояла деревянная лестница, что вела наверх через квадратный лаз в плоской крыше из досок.</text:p>
      <text:p text:style-name="P5">Я взобрался туда. Старшие мальчики обсуждали достаточно ли крепок этот верх. </text:p>
      <text:p text:style-name="P5">Ещё они говорили, что сарай станет штабом ребят нашего двора. Но никто не дал мне поработать ни ножовкой, ни молотком да ещё и прикрикнули, чтоб я спускался — и так нагрузка велика.</text:p>
      <text:p text:style-name="P5">Я слез по лестнице. Ни в полутёмном сарае, ни вокруг уже не оставалось никого из моих ровесников и я пошёл домой, к дивану с книгой, радуясь, что теперь у нас будет свой ребячий штаб, как у Тимура и его команды.</text:p>
      <text:p text:style-name="P6">Позднее я не раз подходил к тому сараю, когда шёл гулять в лесу, но там никого не было, а на дощатой двери висел железный замок.</text:p>
      <text:p text:style-name="P6"><text:span text:style-name="T4">Под осень</text:span> рядом с сараем появился стожок сухой травы, а в нём поселились куры через выпиленный внизу двери проём.</text:p>
      <text:p text:style-name="P6">Не получилось штаба.</text:p>
      <text:p text:style-name="P6"/>
      <text:p text:style-name="P7">У папы была парикмахерская машинка — никелированный зверёк с двумя рожками.</text:p>
      <text:p text:style-name="P7">Вернее, это были ручки, и ими папа приводил её в движение, сжимая и послабляя свою <text:soft-page-break/>ладонь, <text:span text:style-name="T8">в</text:span> <text:span text:style-name="T8">которой держал её</text:span>.</text:p>
      <text:p text:style-name="P7"><text:span text:style-name="T8">Приходил</text:span> день стрижки <text:span text:style-name="T8">и </text:span>меня <text:span text:style-name="T8">с</text:span> брат<text:span text:style-name="T8">ом</text:span> по очереди усаживали посреди кухни на табуретку поставленную на стул, чтоб мы сидели повыше и папе не пришлось бы сгибаться к нам в три погибели.</text:p>
      <text:p text:style-name="P7">Мама плотно окутывала нас белой простынёй вокруг шеи и закрепляла её прищепкой. </text:p>
      <text:p text:style-name="P7">Потом она держала перед нами большое квадратное зеркало и давала папе советы. А папа от них отмахивался, <text:span text:style-name="T8">свободной рукой </text:span>склонял нам головы: туда-сюда, и двигал своей челюстью из стороны в сторону, в такт движений машинки <text:span text:style-name="T9">у</text:span> <text:span text:style-name="T9">н</text:span>его <text:span text:style-name="T9">в </text:span>ладони.</text:p>
      <text:p text:style-name="P7">Иногда машинка не стригла, а заедала волосы. <text:span text:style-name="T8">Это больно. </text:span><text:s/></text:p>
      <text:p text:style-name="P7">Папа психовал, резко дул в неё и продолжал стрижку. </text:p>
      <text:p text:style-name="P8">Однажды дутьё не помогло, машинка продолжала драть и Санька заплакал. </text:p>
      <text:p text:style-name="P8">С того дня мы <text:span text:style-name="T9">стали </text:span>ходи<text:span text:style-name="T9">ть</text:span> во взрослую парикмахерскую не только перед началом учебного года, но и когда мама решала, что мы слишком уж позарастали.</text:p>
      <text:p text:style-name="P8"/>
      <text:p text:style-name="P8">Фотографировать папа научился сам, по толстой книге. </text:p>
      <text:p text:style-name="P8">Его фотоаппарат ФЭД-2 не вынимался из коричневого футляра на тонком ремешке, а был туда ввинчен. Для съёмки нужно расстегнуть кнопки на спине футляра, сделать снимки и снова застегнуть. </text:p>
      <text:p text:style-name="P9">Фотоаппарат вывинчивался лишь для смены кассеты с фотоплёнкой, когда на той заканчивались все тридцать шесть кадров.</text:p>
      <text:p text:style-name="P9"><text:span text:style-name="T10">Потом</text:span> плёнку надо в полной темноте перемотать <text:span text:style-name="T10">из кассеты </text:span>в чёрный круглый бачок и обработать раствором проявителя, промыть, затем закрепителем и снова промыть, а потом уже развешивать для сушки. Но если на плёнку до последнего промывания попадёт хоть лучик света, она засветится и пропадёт — просто выбрасывай.</text:p>
      <text:p text:style-name="P10">Когда собиралось несколько готовых плёнок, папа устраивал фотолабораторию в ванной комнате — покрывал ванну специально сделанными щитами из плотно сбитых досок — вот вам и стол, пожалуйста. На нём устанавливал пузатый проектор с линзой смотрящей вниз.</text:p>
      <text:p text:style-name="P10">Повыше линзы через проектор продевалась рамочка для протяжки плёнки с кадрами, как в диапроекторе.</text:p>
      <text:p text:style-name="P10">В фотолабораторной ванной папа включал специальную красную лампу, потому что фотобумага тоже портится от света, <text:span text:style-name="T8">и только</text:span> <text:span text:style-name="T10">вот </text:span>красны<text:span text:style-name="T8">й её</text:span> не засвечивает.</text:p>
      <text:p text:style-name="P10"><text:span text:style-name="T11">В проекторе чуть </text:span>ниже линзы <text:span text:style-name="T11">имелся</text:span> подвижн<text:span text:style-name="T9">ó</text:span>й фильтр-<text:span text:style-name="T11">занавесочка</text:span>, тоже из красного стекла, чтобы не <text:span text:style-name="T11">засветилась чувствительная к свету</text:span> фотобумагу, пок<text:span text:style-name="T11">уд</text:span>а линзой наводи<text:span text:style-name="T10">тся</text:span> <text:s/>резкость изображения.</text:p>
      <text:p text:style-name="P10">Правда, изображения <text:span text:style-name="T11">эти </text:span><text:s/>негативные — чёрные лица с белыми губами и глазницами, и волосы тоже белые.</text:p>
      <text:p text:style-name="P10">Потом красный фильтр отводился в сторону, <text:span text:style-name="T11">чтоб из проектора сквозь плёнку падал полный свет,</text:span> папа отсчитывал несколько секунд и <text:span text:style-name="T11">поворачивал фильтр на своё</text:span> место.</text:p>
      <text:p text:style-name="P10">Листок белой фотобумаги из-под проектора перекладывался в <text:span text:style-name="T11">пластмассовую </text:span>ванночку с раствором проявителя и тут начиналась магия — на чисто белом листе в нея<text:span text:style-name="T9">рк</text:span>ом свете красного фонаря <text:span text:style-name="T9">постепенно </text:span><text:s/>проступа<text:span text:style-name="T9">ли</text:span> черты лица, волосы, одежда.</text:p>
      <text:p text:style-name="P10">Но в проявителе нельзя передерживать, а то бумага полностью почернеет.</text:p>
      <text:p text:style-name="P11">Листок с п<text:span text:style-name="T11">роявле</text:span>нным изображением н<text:span text:style-name="T11">ужно</text:span> взять пинцетом, сполоснуть в простой воде и положить в ванночку с закрепителем, иначе всё равно почернеет, а оттуда минут через пять-десять переложить в большой таз с водой.</text:p>
      <text:p text:style-name="P11">Когда распечатка заканчивалась, папа доставал мокрые снимки из таза, клал их лицом на листы оргстекла и раскатывал резиновым валикам со спины, чтоб хорошо прилипли.</text:p>
      <text:p text:style-name="P11">Эти стёкла он ставил у стены в родительской комнате и на следующий день высохшие фотографии сами <text:span text:style-name="T9">собой </text:span>осыпались на пол. Гладкие и глянцевые.</text:p>
      <text:p text:style-name="P11">Вот я, с круглыми глазами и перебинтованной от ангины шеей. </text:p>
      <text:p text:style-name="P11">Брат Санька, с доверием глядящий в объектив. </text:p>
      <text:p text:style-name="P11">Мама одна, или с подругами, или с соседками.</text:p>
      <text:p text:style-name="P11"><text:soft-page-break/><text:span text:style-name="T10">А это вот с</text:span>естра Наташа задрала нос, <text:span text:style-name="T12">а сама </text:span><text:s/><text:span text:style-name="T12">заглядывает </text:span><text:s/>в сторону <text:span text:style-name="T12">и бантик в одной из косичек, конечно, уже растрепался</text:span>.</text:p>
      <text:p text:style-name="P11"/>
      <text:p text:style-name="P11">Кроме фотолюбительства папа увлекался радиоделом, потому-то и выписывал журнал с разными схемами и однажды <text:span text:style-name="T13">собрал</text:span> радиоприёмник <text:span text:style-name="T13">размером немногим больше фотоаппарата ФЭД-2.</text:span></text:p>
      <text:p text:style-name="P12">Корпус, внутри которого размещалась плата с напаянными деталями, он сделал из фанеры и отлакировал. Снаружи коробочки остались только ручки для настройки громкости и отыскания радиостанции.</text:p>
      <text:p text:style-name="P12">Потом он сшил для приёмника футляр из тонкой кожи, потому что умел работать шилом и дратвой, а к футляру прикрепил узкий ремешок, чтобы носить приёмник на плече.</text:p>
      <text:p text:style-name="P12">Потом он ещё сделал специальный станок на табуретке и переплёл свои радиожурналы в подшивки по годам.</text:p>
      <text:p text:style-name="P12">У него просто золотые руки.</text:p>
      <text:p text:style-name="P12"/>
      <text:p text:style-name="P12">И у мама, конечно, тоже <text:span text:style-name="T14">руки золотые</text:span>, потому что она готовила вкусную еду, шила на швейной машинке и раз в неделю-полторы устраивала генеральную стирку в стиральной машинке «Ока».</text:p>
      <text:p text:style-name="P12">Иногда она завала меня на помощь при отжиме — крутить ручку резиновых валиков, <text:span text:style-name="T11">что </text:span>устанавлива<text:span text:style-name="T11">ются</text:span> поверх машинки.</text:p>
      <text:p text:style-name="P13">Всовываешь уголок стиранной вещи между валиков, крутишь ручку и они втягивают эту вещь между собой, выдавливая из неё воду, <text:span text:style-name="T11">а</text:span> она выползает позади них сплющенная, влажная, но отжатая.</text:p>
      <text:p text:style-name="P13">А развешивали стирку только родители, потому что во дворе <text:span text:style-name="T14">не разрешалось и даже </text:span>верёвок не было и все сушили свои стирки на чердаках зданий, а туда надо влазить по отвесной железной лестнице. </text:p>
      <text:p text:style-name="P13">Только папа мог поднять туда <text:span text:style-name="T15">тяжёлый </text:span>таз <text:span text:style-name="T15">с влажными вещами</text:span>. <text:s/></text:p>
      <text:p text:style-name="P13"/>
      <text:p text:style-name="P1">Вот только своими золотыми руками он <text:span text:style-name="T14">однажды</text:span> сам себе создал <text:span text:style-name="T11">долговременную </text:span>проблему — устроил «жучок» в электросчётчике, чтоб тот не крутился даже <text:span text:style-name="T11">когда</text:span> горит свет, или гудит стиральная машинка. </text:p>
      <text:p text:style-name="P1"><text:span text:style-name="T11">Папа сказал</text:span>, что это экономия, но <text:span text:style-name="T11">он </text:span>очень переживал и боялся, что <text:span text:style-name="T11">нас </text:span>поймают и оштрафуют. </text:p>
      <text:p text:style-name="P1">Зачем так себя мучить из-за какой-то экономии?</text:p>
      <text:p text:style-name="P1"/>
      <text:p text:style-name="P1">А к маме у меня претензий нет, за исключением тех жёлтых вельветовых шортов на помочах, что она пошила мне в детском садике.</text:p>
      <text:p text:style-name="P1">Как я их ненавидел! </text:p>
      <text:p text:style-name="P1">И оказалось, что не зря — именно в них меня искусали те рыжие муравь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8T13:59:28.716137950</meta:creation-date>
    <dc:date>2017-02-28T13:59:35.516265617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65" meta:word-count="1333" meta:character-count="8636" meta:non-whitespace-character-count="7332"/>
    <meta:generator>LibreOffice/4.3.3.2$Linux_x86 LibreOffice_project/430m0$Build-2</meta:generator>
  </office:meta>
</office:document-meta>
</file>